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5in" fo:margin-left="1in" table:align="left"/>
    </style:style>
    <style:style style:name="Table1.A" style:family="table-column">
      <style:table-column-properties style:column-width="0.9375in"/>
    </style:style>
    <style:style style:name="Table1.D" style:family="table-column">
      <style:table-column-properties style:column-width="0.6875in"/>
    </style:style>
    <style:style style:name="Table1.A1" style:family="table-cell">
      <style:table-cell-properties fo:padding="0.0382in" fo:border="none"/>
    </style:style>
    <style:style style:name="Table2" style:family="table">
      <style:table-properties style:width="6.1215in" fo:margin-left="0.3181in" table:align="left"/>
    </style:style>
    <style:style style:name="Table2.A" style:family="table-column">
      <style:table-column-properties style:column-width="1.4986in"/>
    </style:style>
    <style:style style:name="Table2.B" style:family="table-column">
      <style:table-column-properties style:column-width="1.4424in"/>
    </style:style>
    <style:style style:name="Table2.C" style:family="table-column">
      <style:table-column-properties style:column-width="1.4979in"/>
    </style:style>
    <style:style style:name="Table2.D" style:family="table-column">
      <style:table-column-properties style:column-width="1.6826in"/>
    </style:style>
    <style:style style:name="Table2.A1" style:family="table-cell">
      <style:table-cell-properties fo:padding="0.0382in" fo:border="none"/>
    </style:style>
    <style:style style:name="P1" style:family="paragraph" style:parent-style-name="Standard">
      <style:paragraph-properties fo:margin-left="0in" fo:margin-right="0in" fo:text-align="start" style:justify-single-word="false" fo:text-indent="0in" style:auto-text-indent="false"/>
      <style:text-properties fo:color="#000000" style:font-name="Arial1" officeooo:rsid="001229a3" officeooo:paragraph-rsid="001229a3"/>
    </style:style>
    <style:style style:name="P2" style:family="paragraph" style:parent-style-name="Standard">
      <style:paragraph-properties fo:margin-left="0in" fo:margin-right="0in" fo:text-align="start" style:justify-single-word="false" fo:text-indent="0in" style:auto-text-indent="false"/>
      <style:text-properties fo:color="#000000" style:font-name="Arial1" fo:font-size="14.5pt" officeooo:rsid="001229a3" officeooo:paragraph-rsid="001229a3" style:font-size-asian="14.5pt" style:font-size-complex="14.5pt"/>
    </style:style>
    <style:style style:name="P3" style:family="paragraph" style:parent-style-name="Standard">
      <style:paragraph-properties fo:margin-left="0in" fo:margin-right="0in" fo:text-align="start" style:justify-single-word="false" fo:text-indent="0in" style:auto-text-indent="false"/>
      <style:text-properties fo:color="#000000" style:font-name="Arial1" fo:font-size="14.5pt" officeooo:rsid="001229a3" officeooo:paragraph-rsid="0013e95e" style:font-size-asian="14.5pt" style:font-size-complex="14.5pt"/>
    </style:style>
    <style:style style:name="P4" style:family="paragraph" style:parent-style-name="Standard">
      <style:paragraph-properties fo:margin-left="0in" fo:margin-right="0in" fo:text-align="start" style:justify-single-word="false" fo:text-indent="0in" style:auto-text-indent="false"/>
      <style:text-properties fo:color="#000000" style:font-name="Arial1" fo:font-size="14.5pt" officeooo:rsid="001229a3" officeooo:paragraph-rsid="0017182f" style:font-size-asian="14.5pt" style:font-size-complex="14.5pt"/>
    </style:style>
    <style:style style:name="P5" style:family="paragraph" style:parent-style-name="Standard">
      <style:paragraph-properties fo:margin-left="0in" fo:margin-right="0in" fo:text-align="start" style:justify-single-word="false" fo:text-indent="0in" style:auto-text-indent="false"/>
      <style:text-properties fo:color="#000000" style:font-name="Arial1" fo:font-size="14.5pt" style:text-underline-style="none" officeooo:rsid="0028e38f" officeooo:paragraph-rsid="0028e38f" style:font-size-asian="14.5pt" style:font-size-complex="14.5pt"/>
    </style:style>
    <style:style style:name="P6" style:family="paragraph" style:parent-style-name="Standard">
      <style:paragraph-properties fo:margin-left="0in" fo:margin-right="0in" fo:text-align="start" style:justify-single-word="false" fo:text-indent="0in" style:auto-text-indent="false"/>
      <style:text-properties fo:color="#000000" style:font-name="Arial1" officeooo:rsid="0013e95e" officeooo:paragraph-rsid="0013e95e"/>
    </style:style>
    <style:style style:name="P7" style:family="paragraph" style:parent-style-name="Standard">
      <style:paragraph-properties fo:margin-left="0in" fo:margin-right="0in" fo:text-align="start" style:justify-single-word="false" fo:text-indent="0in" style:auto-text-indent="false"/>
      <style:text-properties fo:color="#000000" style:font-name="Arial1" officeooo:rsid="0013e95e" officeooo:paragraph-rsid="0014ca11"/>
    </style:style>
    <style:style style:name="P8" style:family="paragraph" style:parent-style-name="Standard">
      <style:paragraph-properties fo:margin-left="0in" fo:margin-right="0in" fo:text-align="start" style:justify-single-word="false" fo:text-indent="0in" style:auto-text-indent="false"/>
      <style:text-properties fo:color="#000000" style:font-name="Arial1" officeooo:rsid="0013e95e" officeooo:paragraph-rsid="0018febc"/>
    </style:style>
    <style:style style:name="P9" style:family="paragraph" style:parent-style-name="Standard">
      <style:paragraph-properties fo:margin-left="0in" fo:margin-right="0in" fo:text-align="start" style:justify-single-word="false" fo:text-indent="0in" style:auto-text-indent="false"/>
      <style:text-properties fo:color="#000000" style:font-name="Arial1" officeooo:rsid="001592e2" officeooo:paragraph-rsid="001592e2"/>
    </style:style>
    <style:style style:name="P10"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1592e2" officeooo:paragraph-rsid="001592e2" style:font-size-asian="12pt" style:font-size-complex="12pt"/>
    </style:style>
    <style:style style:name="P11"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209cc1" officeooo:paragraph-rsid="00209cc1" style:font-size-asian="12pt" style:font-size-complex="12pt"/>
    </style:style>
    <style:style style:name="P12"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28e38f" officeooo:paragraph-rsid="0028e38f" style:font-size-asian="12pt" style:font-size-complex="12pt"/>
    </style:style>
    <style:style style:name="P13" style:family="paragraph" style:parent-style-name="Standard">
      <style:paragraph-properties fo:margin-left="0in" fo:margin-right="0in" fo:text-align="start" style:justify-single-word="false" fo:text-indent="0in" style:auto-text-indent="false"/>
      <style:text-properties fo:color="#000000" style:font-name="Arial1" officeooo:rsid="00209cc1" officeooo:paragraph-rsid="00209cc1"/>
    </style:style>
    <style:style style:name="P14" style:family="paragraph" style:parent-style-name="Standard">
      <style:paragraph-properties fo:margin-left="0in" fo:margin-right="0in" fo:text-align="start" style:justify-single-word="false" fo:text-indent="0in" style:auto-text-indent="false"/>
      <style:text-properties fo:color="#000000" style:font-name="Arial1" officeooo:rsid="00176c93" officeooo:paragraph-rsid="002f8772"/>
    </style:style>
    <style:style style:name="P15" style:family="paragraph" style:parent-style-name="Standard">
      <style:paragraph-properties fo:margin-left="0in" fo:margin-right="0in" fo:text-align="start" style:justify-single-word="false" fo:text-indent="0in" style:auto-text-indent="false"/>
      <style:text-properties fo:color="#000000" style:font-name="Arial1" officeooo:rsid="002ffd89" officeooo:paragraph-rsid="002ffd89"/>
    </style:style>
    <style:style style:name="P16"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2pt" style:text-underline-style="none" officeooo:rsid="0028e38f" officeooo:paragraph-rsid="0028e38f" style:font-size-asian="12pt" style:font-size-complex="12pt"/>
    </style:style>
    <style:style style:name="P17"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4.5pt" style:text-underline-style="none" officeooo:rsid="0017182f" officeooo:paragraph-rsid="0029d141" style:font-size-asian="14.5pt" style:font-size-complex="14.5pt"/>
    </style:style>
    <style:style style:name="P18" style:family="paragraph" style:parent-style-name="Standard">
      <style:paragraph-properties fo:margin-left="0in" fo:margin-right="0in" fo:text-align="start" style:justify-single-word="false" fo:text-indent="0in" style:auto-text-indent="false"/>
      <style:text-properties fo:color="#000000" style:text-position="0% 100%" style:font-name="Arial1" fo:font-size="14.5pt" style:text-underline-style="none" officeooo:rsid="0028e38f" officeooo:paragraph-rsid="0030ca1d" style:font-size-asian="14.5pt" style:font-size-complex="14.5pt"/>
    </style:style>
    <style:style style:name="P19" style:family="paragraph" style:parent-style-name="Standard">
      <style:paragraph-properties fo:margin-left="0in" fo:margin-right="0in" fo:text-align="start" style:justify-single-word="false" fo:text-indent="0in" style:auto-text-indent="false"/>
      <style:text-properties style:font-name="Arial1" fo:font-size="12pt" officeooo:rsid="0012fafc" officeooo:paragraph-rsid="001229a3"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text-properties style:font-name="Arial1" officeooo:paragraph-rsid="001229a3"/>
    </style:style>
    <style:style style:name="P21" style:family="paragraph" style:parent-style-name="Standard">
      <style:paragraph-properties fo:margin-left="0in" fo:margin-right="0in" fo:text-align="start" style:justify-single-word="false" fo:text-indent="0in" style:auto-text-indent="false"/>
      <style:text-properties style:font-name="Arial1" officeooo:rsid="001229a3" officeooo:paragraph-rsid="001229a3"/>
    </style:style>
    <style:style style:name="P22" style:family="paragraph" style:parent-style-name="Standard">
      <style:text-properties style:font-name="Arial1" officeooo:rsid="001229a3" officeooo:paragraph-rsid="001229a3"/>
    </style:style>
    <style:style style:name="P23" style:family="paragraph" style:parent-style-name="Standard">
      <style:paragraph-properties fo:text-align="start" style:justify-single-word="false"/>
      <style:text-properties style:font-name="Arial1" fo:font-size="12pt" officeooo:rsid="0008f8e1" officeooo:paragraph-rsid="001229a3" style:font-size-asian="12pt" style:font-size-complex="12pt"/>
    </style:style>
    <style:style style:name="P24" style:family="paragraph" style:parent-style-name="Standard">
      <style:text-properties style:font-name="Arial1" fo:font-size="14.5pt" officeooo:rsid="001229a3" officeooo:paragraph-rsid="001229a3" style:font-size-asian="14.5pt" style:font-size-complex="14.5pt"/>
    </style:style>
    <style:style style:name="P25" style:family="paragraph" style:parent-style-name="Standard">
      <style:paragraph-properties fo:text-align="start" style:justify-single-word="false"/>
      <style:text-properties fo:color="#000000" style:font-name="Arial1" fo:font-size="12pt" officeooo:paragraph-rsid="001229a3" style:font-size-asian="12pt" style:font-size-complex="12pt"/>
    </style:style>
    <style:style style:name="P26" style:family="paragraph" style:parent-style-name="Standard">
      <style:text-properties officeooo:paragraph-rsid="0018febc"/>
    </style:style>
    <style:style style:name="P27" style:family="paragraph" style:parent-style-name="Standard">
      <style:text-properties officeooo:rsid="0018febc" officeooo:paragraph-rsid="0029d141"/>
    </style:style>
    <style:style style:name="P28" style:family="paragraph" style:parent-style-name="Standard">
      <style:text-properties officeooo:rsid="0018febc" officeooo:paragraph-rsid="002d2c73"/>
    </style:style>
    <style:style style:name="P29" style:family="paragraph" style:parent-style-name="Standard">
      <style:text-properties style:text-position="0% 100%" fo:font-size="12pt" style:text-underline-style="none" officeooo:rsid="0018febc" officeooo:paragraph-rsid="0018febc" style:font-size-asian="12pt" style:font-size-complex="12pt"/>
    </style:style>
    <style:style style:name="P30" style:family="paragraph" style:parent-style-name="Standard">
      <style:text-properties style:text-position="0% 100%" fo:font-size="12pt" style:text-underline-style="none" officeooo:rsid="0018febc" officeooo:paragraph-rsid="002d2c73" style:font-size-asian="12pt" style:font-size-complex="12pt"/>
    </style:style>
    <style:style style:name="P31" style:family="paragraph" style:parent-style-name="Standard">
      <style:text-properties style:text-position="0% 100%" fo:font-size="12pt" style:text-underline-style="none" officeooo:rsid="001a4772" officeooo:paragraph-rsid="002d2c73" style:font-size-asian="12pt" style:font-size-complex="12pt"/>
    </style:style>
    <style:style style:name="P32" style:family="paragraph" style:parent-style-name="Standard">
      <style:text-properties style:text-position="0% 100%" fo:font-size="12pt" style:text-underline-style="none" officeooo:rsid="002c1238" officeooo:paragraph-rsid="002d2c73" style:font-size-asian="12pt" style:font-size-complex="12pt"/>
    </style:style>
    <style:style style:name="P33" style:family="paragraph" style:parent-style-name="Standard">
      <style:text-properties style:text-position="0% 100%" style:font-name="Arial1" fo:font-size="12pt" style:text-underline-style="none" officeooo:rsid="001ae469" officeooo:paragraph-rsid="001ae469" style:font-size-asian="12pt" style:font-size-complex="12pt"/>
    </style:style>
    <style:style style:name="P34" style:family="paragraph" style:parent-style-name="Standard">
      <style:text-properties style:text-position="0% 100%" style:font-name="Arial1" fo:font-size="12pt" style:text-underline-style="none" officeooo:rsid="001c9ba8" officeooo:paragraph-rsid="001c9ba8" style:font-size-asian="12pt" style:font-size-complex="12pt"/>
    </style:style>
    <style:style style:name="P35" style:family="paragraph" style:parent-style-name="Standard">
      <style:text-properties style:text-position="0% 100%" style:font-name="Arial1" fo:font-size="12pt" style:text-underline-style="none" officeooo:rsid="002324b9" officeooo:paragraph-rsid="002324b9" style:font-size-asian="12pt" style:font-size-complex="12pt"/>
    </style:style>
    <style:style style:name="P36" style:family="paragraph" style:parent-style-name="Standard">
      <style:text-properties style:text-position="0% 100%" style:font-name="Arial1" fo:font-size="12pt" style:text-underline-style="none" officeooo:rsid="002324b9" officeooo:paragraph-rsid="00232503" style:font-size-asian="12pt" style:font-size-complex="12pt"/>
    </style:style>
    <style:style style:name="P37" style:family="paragraph" style:parent-style-name="Standard">
      <style:text-properties style:text-position="0% 100%" style:font-name="Arial1" fo:font-size="12pt" style:text-underline-style="none" officeooo:rsid="002324b9" officeooo:paragraph-rsid="002559f4" style:font-size-asian="12pt" style:font-size-complex="12pt"/>
    </style:style>
    <style:style style:name="P38" style:family="paragraph" style:parent-style-name="Standard">
      <style:text-properties style:text-position="0% 100%" style:font-name="Arial1" fo:font-size="12pt" style:text-underline-style="none" officeooo:rsid="002324b9" officeooo:paragraph-rsid="002684dd" style:font-size-asian="12pt" style:font-size-complex="12pt"/>
    </style:style>
    <style:style style:name="P39" style:family="paragraph" style:parent-style-name="Standard">
      <style:text-properties style:text-position="0% 100%" style:font-name="Arial1" fo:font-size="12pt" style:text-underline-style="none" officeooo:rsid="002684dd" officeooo:paragraph-rsid="002684dd" style:font-size-asian="12pt" style:font-size-complex="12pt"/>
    </style:style>
    <style:style style:name="P40" style:family="paragraph" style:parent-style-name="Standard">
      <style:text-properties style:text-position="0% 100%" style:font-name="Arial1" fo:font-size="12pt" style:text-underline-style="none" officeooo:rsid="00294f4e" officeooo:paragraph-rsid="00294f4e" style:font-size-asian="12pt" style:font-size-complex="12pt"/>
    </style:style>
    <style:style style:name="P41" style:family="paragraph" style:parent-style-name="Standard">
      <style:text-properties style:text-position="0% 100%" style:font-name="Arial1" fo:font-size="12pt" style:text-underline-style="none" officeooo:rsid="002c1238" officeooo:paragraph-rsid="002c1238" style:font-size-asian="12pt" style:font-size-complex="12pt"/>
    </style:style>
    <style:style style:name="P42" style:family="paragraph" style:parent-style-name="Standard">
      <style:text-properties style:text-position="0% 100%" style:font-name="Arial1" fo:font-size="12pt" style:text-underline-style="none" officeooo:rsid="002c1238" officeooo:paragraph-rsid="00346b7d" style:font-size-asian="12pt" style:font-size-complex="12pt"/>
    </style:style>
    <style:style style:name="P43" style:family="paragraph" style:parent-style-name="Standard">
      <style:text-properties style:text-position="0% 100%" style:font-name="Arial1" fo:font-size="12pt" style:text-underline-style="none" officeooo:rsid="002e76cc" officeooo:paragraph-rsid="002e76cc" style:font-size-asian="12pt" style:font-size-complex="12pt"/>
    </style:style>
    <style:style style:name="P44" style:family="paragraph" style:parent-style-name="Standard">
      <style:text-properties style:text-position="0% 100%" style:font-name="Arial1" fo:font-size="12pt" style:text-underline-style="none" officeooo:rsid="002e76cc" officeooo:paragraph-rsid="00346b7d" style:font-size-asian="12pt" style:font-size-complex="12pt"/>
    </style:style>
    <style:style style:name="P45" style:family="paragraph" style:parent-style-name="Standard">
      <style:text-properties style:text-position="0% 100%" style:font-name="Arial1" fo:font-size="14.5pt" style:text-underline-style="none" officeooo:rsid="002684dd" officeooo:paragraph-rsid="002684dd" style:font-size-asian="14.5pt" style:font-size-complex="14.5pt"/>
    </style:style>
    <style:style style:name="P46" style:family="paragraph" style:parent-style-name="Standard">
      <style:text-properties style:text-position="0% 100%" fo:font-size="14.5pt" style:text-underline-style="none" officeooo:rsid="0018febc" officeooo:paragraph-rsid="00202f9e" style:font-size-asian="14.5pt" style:font-size-complex="14.5pt"/>
    </style:style>
    <style:style style:name="P47" style:family="paragraph" style:parent-style-name="Standard">
      <style:text-properties officeooo:paragraph-rsid="00327825"/>
    </style:style>
    <style:style style:name="P48" style:family="paragraph" style:parent-style-name="Standard">
      <style:paragraph-properties fo:margin-left="0in" fo:margin-right="0in" fo:text-align="start" style:justify-single-word="false" fo:text-indent="0in" style:auto-text-indent="false"/>
      <style:text-properties fo:color="#000000" style:font-name="Arial1" fo:font-size="12pt" style:text-underline-style="none" officeooo:rsid="002f8772" officeooo:paragraph-rsid="002f8772" style:font-size-asian="12pt" style:font-size-complex="12pt"/>
    </style:style>
    <style:style style:name="P49" style:family="paragraph" style:parent-style-name="Standard">
      <style:paragraph-properties fo:margin-left="0in" fo:margin-right="0in" fo:text-align="start" style:justify-single-word="false" fo:text-indent="0in" style:auto-text-indent="false"/>
      <style:text-properties fo:color="#000000" style:font-name="Arial1" fo:font-size="10pt" style:text-underline-style="none" officeooo:rsid="002ffd89" officeooo:paragraph-rsid="002ffd89" style:font-size-asian="10pt" style:font-size-complex="10pt"/>
    </style:style>
    <style:style style:name="P50" style:family="paragraph" style:parent-style-name="Standard">
      <style:paragraph-properties fo:margin-left="0in" fo:margin-right="0in" fo:text-align="start" style:justify-single-word="false" fo:text-indent="0in" style:auto-text-indent="false"/>
      <style:text-properties fo:color="#000000" style:font-name="Arial1" fo:font-size="10pt" style:text-underline-style="none" officeooo:rsid="001592e2" officeooo:paragraph-rsid="001592e2" style:font-size-asian="10pt" style:font-size-complex="10pt"/>
    </style:style>
    <style:style style:name="P51" style:family="paragraph" style:parent-style-name="Standard">
      <style:text-properties style:text-position="0% 100%" style:font-name="Arial1" fo:font-size="12pt" style:text-underline-style="none" officeooo:rsid="0030ca1d" officeooo:paragraph-rsid="0030ca1d" style:font-size-asian="12pt" style:font-size-complex="12pt"/>
    </style:style>
    <style:style style:name="P52" style:family="paragraph" style:parent-style-name="Standard">
      <style:text-properties style:text-position="0% 100%" style:font-name="Arial1" fo:font-size="12pt" style:text-underline-style="none" officeooo:rsid="00294f4e" officeooo:paragraph-rsid="00360722" style:font-size-asian="12pt" style:font-size-complex="12pt"/>
    </style:style>
    <style:style style:name="P53" style:family="paragraph" style:parent-style-name="Standard">
      <style:text-properties style:text-position="0% 100%" style:font-name="Arial1" fo:font-size="12pt" style:text-underline-style="none" officeooo:rsid="0039f15a" officeooo:paragraph-rsid="0039f15a" style:font-size-asian="12pt" style:font-size-complex="12pt"/>
    </style:style>
    <style:style style:name="P54" style:family="paragraph" style:parent-style-name="Standard">
      <style:text-properties style:text-position="0% 100%" style:font-name="Arial1" fo:font-size="10pt" style:text-underline-style="none" officeooo:rsid="00294f4e" officeooo:paragraph-rsid="00360722" style:font-size-asian="10pt" style:font-size-complex="10pt"/>
    </style:style>
    <style:style style:name="P55" style:family="paragraph" style:parent-style-name="Standard">
      <style:text-properties style:text-position="0% 100%" style:font-name="Arial1" fo:font-size="10pt" style:text-underline-style="none" officeooo:rsid="00294f4e" officeooo:paragraph-rsid="00294f4e" style:font-size-asian="10pt" style:font-size-complex="10pt"/>
    </style:style>
    <style:style style:name="P56" style:family="paragraph" style:parent-style-name="Standard">
      <style:text-properties style:text-position="0% 100%" style:font-name="Arial1" fo:font-size="10pt" style:text-underline-style="none" officeooo:rsid="00360722" officeooo:paragraph-rsid="00376170" style:font-size-asian="10pt" style:font-size-complex="10pt"/>
    </style:style>
    <style:style style:name="P57" style:family="paragraph" style:parent-style-name="Standard">
      <style:text-properties style:text-position="0% 100%" style:font-name="Arial1" fo:font-size="10pt" style:text-underline-style="none" officeooo:rsid="00360722" officeooo:paragraph-rsid="00376170" style:font-size-asian="10pt" style:font-size-complex="10pt" style:text-overline-style="none" style:text-overline-color="font-color"/>
    </style:style>
    <style:style style:name="P58" style:family="paragraph" style:parent-style-name="Standard">
      <style:text-properties style:text-position="0% 100%" style:font-name="Arial1" fo:font-size="10pt" style:text-underline-style="none" officeooo:rsid="00376170" officeooo:paragraph-rsid="00390146" style:font-size-asian="10pt" style:font-size-complex="10pt"/>
    </style:style>
    <style:style style:name="T1" style:family="text">
      <style:text-properties fo:color="#000000"/>
    </style:style>
    <style:style style:name="T2" style:family="text">
      <style:text-properties fo:color="#000000" style:text-position="super 58%"/>
    </style:style>
    <style:style style:name="T3" style:family="text">
      <style:text-properties fo:color="#000000" style:text-position="super 58%" fo:font-size="14.5pt" officeooo:rsid="0008f8e1" style:font-size-asian="14.5pt"/>
    </style:style>
    <style:style style:name="T4" style:family="text">
      <style:text-properties fo:color="#000000" style:text-position="super 58%" officeooo:rsid="0012fafc"/>
    </style:style>
    <style:style style:name="T5" style:family="text">
      <style:text-properties fo:color="#000000" style:text-position="super 58%" fo:font-size="12pt" officeooo:rsid="0012fafc" style:font-size-asian="12pt" style:font-size-complex="12pt"/>
    </style:style>
    <style:style style:name="T6" style:family="text">
      <style:text-properties fo:color="#000000" style:text-position="super 58%" style:font-name="Arial1" fo:font-size="12pt" style:text-underline-style="none" officeooo:rsid="001229a3" style:font-size-asian="12pt" style:font-size-complex="12pt"/>
    </style:style>
    <style:style style:name="T7" style:family="text">
      <style:text-properties fo:color="#000000" style:text-position="super 58%" style:font-name="Arial1" fo:font-size="14.5pt" officeooo:rsid="0017182f" style:font-size-asian="14.5pt" style:font-size-complex="14.5pt"/>
    </style:style>
    <style:style style:name="T8" style:family="text">
      <style:text-properties fo:color="#000000" style:text-position="super 58%" style:font-name="Arial1" fo:font-size="14.5pt" style:text-underline-style="none" officeooo:rsid="0017182f" style:font-size-asian="14.5pt" style:font-size-complex="14.5pt"/>
    </style:style>
    <style:style style:name="T9" style:family="text">
      <style:text-properties fo:color="#000000" style:text-position="super 58%" style:font-name="Arial1" officeooo:rsid="0017182f"/>
    </style:style>
    <style:style style:name="T10" style:family="text">
      <style:text-properties fo:color="#000000" fo:font-size="12pt" style:font-size-asian="12pt" style:font-size-complex="12pt"/>
    </style:style>
    <style:style style:name="T11" style:family="text">
      <style:text-properties fo:color="#000000" style:font-name="Arial1" fo:font-size="14.5pt" fo:font-weight="bold" officeooo:rsid="0017182f" style:font-size-asian="14.5pt" style:font-weight-asian="bold" style:font-size-complex="14.5pt" style:font-weight-complex="bold"/>
    </style:style>
    <style:style style:name="T12" style:family="text">
      <style:text-properties fo:color="#000000" style:font-name="Arial1" fo:font-weight="bold" officeooo:rsid="0017182f" style:font-weight-asian="bold" style:font-weight-complex="bold"/>
    </style:style>
    <style:style style:name="T13" style:family="text">
      <style:text-properties fo:color="#000000" style:text-position="0% 100%" style:font-name="Arial1" fo:font-size="14.5pt" style:text-underline-style="none" fo:font-weight="bold" officeooo:rsid="0017182f" style:font-size-asian="14.5pt" style:font-weight-asian="bold" style:font-size-complex="14.5pt" style:font-weight-complex="bold"/>
    </style:style>
    <style:style style:name="T14" style:family="text">
      <style:text-properties style:text-position="super 58%"/>
    </style:style>
    <style:style style:name="T15" style:family="text">
      <style:text-properties style:text-position="super 58%" fo:font-size="12pt" style:text-underline-style="none" style:font-size-asian="12pt" style:font-size-complex="12pt"/>
    </style:style>
    <style:style style:name="T16" style:family="text">
      <style:text-properties style:text-position="super 58%" fo:font-size="12pt" style:text-underline-style="none" officeooo:rsid="001229a3" style:font-size-asian="12pt" style:font-size-complex="12pt"/>
    </style:style>
    <style:style style:name="T17" style:family="text">
      <style:text-properties style:text-position="super 58%" fo:font-size="12pt" style:text-underline-style="none" officeooo:rsid="00176c93" style:font-size-asian="12pt" style:font-size-complex="12pt"/>
    </style:style>
    <style:style style:name="T18" style:family="text">
      <style:text-properties style:text-position="super 58%" fo:font-size="12pt" style:text-underline-style="none" officeooo:rsid="0018febc" style:font-size-asian="12pt" style:font-size-complex="12pt"/>
    </style:style>
    <style:style style:name="T19" style:family="text">
      <style:text-properties style:text-position="super 58%" officeooo:rsid="0017182f"/>
    </style:style>
    <style:style style:name="T20" style:family="text">
      <style:text-properties style:text-position="super 58%" officeooo:rsid="001229a3"/>
    </style:style>
    <style:style style:name="T21" style:family="text">
      <style:text-properties style:text-position="super 58%" fo:font-weight="bold" style:font-weight-asian="bold" style:font-weight-complex="bold"/>
    </style:style>
    <style:style style:name="T22" style:family="text">
      <style:text-properties style:text-position="super 58%" fo:font-size="14.5pt" style:text-underline-style="none" fo:font-weight="bold" officeooo:rsid="001229a3" style:font-size-asian="14.5pt" style:font-weight-asian="bold" style:font-size-complex="14.5pt" style:font-weight-complex="bold"/>
    </style:style>
    <style:style style:name="T23" style:family="text">
      <style:text-properties style:text-position="super 58%" officeooo:rsid="0029d141"/>
    </style:style>
    <style:style style:name="T24" style:family="text">
      <style:text-properties style:text-position="super 58%" style:font-name="Arial1" fo:font-size="12pt" style:text-underline-style="none" officeooo:rsid="001229a3" style:font-size-asian="12pt" style:font-size-complex="12pt"/>
    </style:style>
    <style:style style:name="T25" style:family="text">
      <style:text-properties officeooo:rsid="0014ca1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4ca11"/>
    </style:style>
    <style:style style:name="T28" style:family="text">
      <style:text-properties fo:font-size="12pt" style:text-underline-style="solid" style:text-underline-width="auto" style:text-underline-color="font-color" officeooo:rsid="0014ca11" style:font-size-asian="12pt" style:font-size-complex="12pt"/>
    </style:style>
    <style:style style:name="T29" style:family="text">
      <style:text-properties fo:font-size="12pt" style:text-underline-style="none" style:font-size-asian="12pt" style:font-size-complex="12pt"/>
    </style:style>
    <style:style style:name="T30" style:family="text">
      <style:text-properties fo:font-size="12pt" style:text-underline-style="none" officeooo:rsid="001229a3" style:font-size-asian="12pt" style:font-size-complex="12pt"/>
    </style:style>
    <style:style style:name="T31" style:family="text">
      <style:text-properties fo:font-size="12pt" style:text-underline-style="none" officeooo:rsid="0014ca11" style:font-size-asian="12pt" style:font-size-complex="12pt"/>
    </style:style>
    <style:style style:name="T32" style:family="text">
      <style:text-properties fo:font-size="12pt" style:text-underline-style="none" officeooo:rsid="0018febc" style:font-size-asian="12pt" style:font-size-complex="12pt"/>
    </style:style>
    <style:style style:name="T33" style:family="text">
      <style:text-properties fo:font-size="12pt" style:text-underline-style="none" officeooo:rsid="002f8772" style:font-size-asian="12pt" style:font-size-complex="12pt"/>
    </style:style>
    <style:style style:name="T34" style:family="text">
      <style:text-properties style:text-underline-style="none"/>
    </style:style>
    <style:style style:name="T35" style:family="text">
      <style:text-properties style:text-underline-style="none" officeooo:rsid="0014ca11"/>
    </style:style>
    <style:style style:name="T36" style:family="text">
      <style:text-properties style:text-underline-style="none" officeooo:rsid="0017182f"/>
    </style:style>
    <style:style style:name="T37" style:family="text">
      <style:text-properties style:text-underline-style="none" officeooo:rsid="00176c93"/>
    </style:style>
    <style:style style:name="T38" style:family="text">
      <style:text-properties style:text-position="0% 100%"/>
    </style:style>
    <style:style style:name="T39" style:family="text">
      <style:text-properties style:text-position="0% 100%" fo:font-size="12pt" style:text-underline-style="none" style:font-size-asian="12pt" style:font-size-complex="12pt"/>
    </style:style>
    <style:style style:name="T40" style:family="text">
      <style:text-properties style:text-position="0% 100%" fo:font-size="12pt" style:text-underline-style="none" officeooo:rsid="001229a3" style:font-size-asian="12pt" style:font-size-complex="12pt"/>
    </style:style>
    <style:style style:name="T41" style:family="text">
      <style:text-properties style:text-position="0% 100%" fo:font-size="12pt" style:text-underline-style="none" officeooo:rsid="0017182f" style:font-size-asian="12pt" style:font-size-complex="12pt"/>
    </style:style>
    <style:style style:name="T42" style:family="text">
      <style:text-properties style:text-position="0% 100%" fo:font-size="12pt" style:text-underline-style="none" officeooo:rsid="00176c93" style:font-size-asian="12pt" style:font-size-complex="12pt"/>
    </style:style>
    <style:style style:name="T43" style:family="text">
      <style:text-properties style:text-position="0% 100%" fo:font-size="12pt" style:text-underline-style="none" officeooo:rsid="0018febc" style:font-size-asian="12pt" style:font-size-complex="12pt"/>
    </style:style>
    <style:style style:name="T44" style:family="text">
      <style:text-properties style:text-position="0% 100%" fo:font-size="12pt" style:text-underline-style="none" officeooo:rsid="00209cc1" style:font-size-asian="12pt" style:font-size-complex="12pt"/>
    </style:style>
    <style:style style:name="T45" style:family="text">
      <style:text-properties style:text-position="0% 100%" fo:font-size="12pt" style:text-underline-style="none" officeooo:rsid="0029d141" style:font-size-asian="12pt" style:font-size-complex="12pt"/>
    </style:style>
    <style:style style:name="T46" style:family="text">
      <style:text-properties style:text-position="0% 100%" fo:font-size="12pt" style:text-underline-style="none" officeooo:rsid="00202f9e" style:font-size-asian="12pt" style:font-size-complex="12pt"/>
    </style:style>
    <style:style style:name="T47" style:family="text">
      <style:text-properties style:text-position="0% 100%" fo:font-size="12pt" style:text-underline-style="none" officeooo:rsid="002a540a" style:font-size-asian="12pt" style:font-size-complex="12pt"/>
    </style:style>
    <style:style style:name="T48" style:family="text">
      <style:text-properties style:text-position="0% 100%" officeooo:rsid="001229a3"/>
    </style:style>
    <style:style style:name="T49" style:family="text">
      <style:text-properties style:text-position="0% 100%" fo:font-size="14.5pt" style:text-underline-style="none" style:font-size-asian="14.5pt" style:font-size-complex="14.5pt"/>
    </style:style>
    <style:style style:name="T50" style:family="text">
      <style:text-properties style:text-position="0% 100%" style:font-name="Arial1" fo:font-size="12pt" style:text-underline-style="none" officeooo:rsid="0030ca1d" style:font-size-asian="12pt" style:font-size-complex="12pt"/>
    </style:style>
    <style:style style:name="T51" style:family="text">
      <style:text-properties style:text-position="0% 100%" style:font-name="Arial1" fo:font-size="12pt" style:text-underline-style="none" officeooo:rsid="001ae469" style:font-size-asian="12pt" style:font-size-complex="12pt"/>
    </style:style>
    <style:style style:name="T52" style:family="text">
      <style:text-properties style:text-position="0% 100%" style:font-name="Arial1" fo:font-size="12pt" style:text-underline-style="none" officeooo:rsid="001229a3" style:font-size-asian="12pt" style:font-size-complex="12pt"/>
    </style:style>
    <style:style style:name="T53" style:family="text">
      <style:text-properties style:text-position="0% 100%" style:font-name="Arial1" fo:font-size="12pt" style:text-underline-style="none" officeooo:rsid="00327825" style:font-size-asian="12pt" style:font-size-complex="12pt"/>
    </style:style>
    <style:style style:name="T54" style:family="text">
      <style:text-properties fo:font-style="italic" style:text-underline-style="none" officeooo:rsid="0017182f" style:font-style-asian="italic" style:font-style-complex="italic"/>
    </style:style>
    <style:style style:name="T55" style:family="text">
      <style:text-properties officeooo:rsid="00176c93"/>
    </style:style>
    <style:style style:name="T56" style:family="text">
      <style:text-properties style:text-position="sub 58%"/>
    </style:style>
    <style:style style:name="T57" style:family="text">
      <style:text-properties style:text-position="sub 58%" fo:font-size="12pt" style:text-underline-style="none" style:font-size-asian="12pt" style:font-size-complex="12pt"/>
    </style:style>
    <style:style style:name="T58" style:family="text">
      <style:text-properties style:text-position="sub 58%" fo:font-size="12pt" style:text-underline-style="none" officeooo:rsid="0017182f" style:font-size-asian="12pt" style:font-size-complex="12pt"/>
    </style:style>
    <style:style style:name="T59" style:family="text">
      <style:text-properties style:text-position="sub 58%" fo:font-size="12pt" style:text-underline-style="none" officeooo:rsid="002a540a" style:font-size-asian="12pt" style:font-size-complex="12pt"/>
    </style:style>
    <style:style style:name="T60" style:family="text">
      <style:text-properties style:text-position="sub 58%" fo:font-size="12pt" fo:font-style="italic" style:text-underline-style="none" officeooo:rsid="002a540a" style:font-size-asian="12pt" style:font-style-asian="italic" style:font-size-complex="12pt" style:font-style-complex="italic"/>
    </style:style>
    <style:style style:name="T61" style:family="text">
      <style:text-properties style:text-position="sub 58%" style:font-name="Arial1" officeooo:rsid="000e5c24"/>
    </style:style>
    <style:style style:name="T62" style:family="text">
      <style:text-properties style:text-position="sub 58%" style:font-name="Arial1" officeooo:rsid="0014676e"/>
    </style:style>
    <style:style style:name="T63" style:family="text">
      <style:text-properties style:text-position="sub 58%" style:font-name="Arial1" officeooo:rsid="000ef33e"/>
    </style:style>
    <style:style style:name="T64" style:family="text">
      <style:text-properties style:text-position="sub 58%" style:font-name="Arial1" style:text-underline-style="solid" style:text-underline-width="auto" style:text-underline-color="font-color" officeooo:rsid="0014676e"/>
    </style:style>
    <style:style style:name="T65" style:family="text">
      <style:text-properties style:text-position="sub 58%" style:font-name="Arial1" style:text-underline-style="solid" style:text-underline-width="auto" style:text-underline-color="font-color" officeooo:rsid="000e5c24"/>
    </style:style>
    <style:style style:name="T66" style:family="text">
      <style:text-properties style:text-position="sub 58%" style:font-name="Arial1" style:text-underline-style="solid" style:text-underline-width="auto" style:text-underline-color="font-color" officeooo:rsid="000ef33e"/>
    </style:style>
    <style:style style:name="T67" style:family="text">
      <style:text-properties style:text-position="sub 58%" style:text-overline-style="solid" style:text-overline-width="auto" style:text-overline-color="font-color"/>
    </style:style>
    <style:style style:name="T68" style:family="text">
      <style:text-properties style:text-position="sub 58%" officeooo:rsid="002559f4" style:text-overline-style="solid" style:text-overline-width="auto" style:text-overline-color="font-color"/>
    </style:style>
    <style:style style:name="T69" style:family="text">
      <style:text-properties style:text-position="sub 58%" officeooo:rsid="00232503"/>
    </style:style>
    <style:style style:name="T70" style:family="text">
      <style:text-properties style:text-position="sub 58%" style:text-overline-style="none" style:text-overline-color="font-color"/>
    </style:style>
    <style:style style:name="T71" style:family="text">
      <style:text-properties style:text-position="sub 58%" officeooo:rsid="002559f4" style:text-overline-style="none" style:text-overline-color="font-color"/>
    </style:style>
    <style:style style:name="T72" style:family="text">
      <style:text-properties style:font-name="Arial1"/>
    </style:style>
    <style:style style:name="T73" style:family="text">
      <style:text-properties style:font-name="Arial1" officeooo:rsid="000e5c24"/>
    </style:style>
    <style:style style:name="T74" style:family="text">
      <style:text-properties style:font-name="Arial1" officeooo:rsid="0014676e"/>
    </style:style>
    <style:style style:name="T75" style:family="text">
      <style:text-properties style:font-name="Arial1" style:text-underline-style="solid" style:text-underline-width="auto" style:text-underline-color="font-color" officeooo:rsid="0014676e"/>
    </style:style>
    <style:style style:name="T76" style:family="text">
      <style:text-properties style:font-name="Arial1" style:text-underline-style="solid" style:text-underline-width="auto" style:text-underline-color="font-color" officeooo:rsid="000e5c24"/>
    </style:style>
    <style:style style:name="T77" style:family="text">
      <style:text-properties style:font-name="Arial1" officeooo:rsid="00202f9e"/>
    </style:style>
    <style:style style:name="T78" style:family="text">
      <style:text-properties officeooo:rsid="001ae469"/>
    </style:style>
    <style:style style:name="T79" style:family="text">
      <style:text-properties officeooo:rsid="001229a3"/>
    </style:style>
    <style:style style:name="T80" style:family="text">
      <style:text-properties fo:font-weight="bold" style:font-weight-asian="bold" style:font-weight-complex="bold"/>
    </style:style>
    <style:style style:name="T81" style:family="text">
      <style:text-properties fo:font-weight="bold" officeooo:rsid="0017182f" style:font-weight-asian="bold" style:font-weight-complex="bold"/>
    </style:style>
    <style:style style:name="T82" style:family="text">
      <style:text-properties officeooo:rsid="001ceef6"/>
    </style:style>
    <style:style style:name="T83" style:family="text">
      <style:text-properties fo:font-size="14.5pt" style:font-size-asian="14.5pt" style:font-size-complex="14.5pt"/>
    </style:style>
    <style:style style:name="T84" style:family="text">
      <style:text-properties fo:font-size="14.5pt" officeooo:rsid="002684dd" style:font-size-asian="14.5pt" style:font-size-complex="14.5pt"/>
    </style:style>
    <style:style style:name="T85" style:family="text">
      <style:text-properties fo:font-size="14.5pt" style:text-underline-style="none" style:font-size-asian="14.5pt" style:font-size-complex="14.5pt"/>
    </style:style>
    <style:style style:name="T86" style:family="text">
      <style:text-properties fo:font-size="14.5pt" style:text-underline-style="none" officeooo:rsid="0018febc" style:font-size-asian="14.5pt" style:font-size-complex="14.5pt"/>
    </style:style>
    <style:style style:name="T87" style:family="text">
      <style:text-properties fo:font-size="14.5pt" style:text-underline-style="none" fo:font-weight="bold" officeooo:rsid="001229a3" style:font-size-asian="14.5pt" style:font-weight-asian="bold" style:font-size-complex="14.5pt" style:font-weight-complex="bold"/>
    </style:style>
    <style:style style:name="T88" style:family="text">
      <style:text-properties officeooo:rsid="00202f9e"/>
    </style:style>
    <style:style style:name="T89" style:family="text">
      <style:text-properties style:text-overline-style="none" style:text-overline-color="font-color"/>
    </style:style>
    <style:style style:name="T90" style:family="text">
      <style:text-properties style:text-overline-style="solid" style:text-overline-width="auto" style:text-overline-color="font-color"/>
    </style:style>
    <style:style style:name="T91" style:family="text">
      <style:text-properties officeooo:rsid="00294f4e" style:text-overline-style="solid" style:text-overline-width="auto" style:text-overline-color="font-color"/>
    </style:style>
    <style:style style:name="T92" style:family="text">
      <style:text-properties officeooo:rsid="0029d141"/>
    </style:style>
    <style:style style:name="T93" style:family="text">
      <style:text-properties officeooo:rsid="002ae28e"/>
    </style:style>
    <style:style style:name="T94" style:family="text">
      <style:text-properties officeooo:rsid="002d8b4f"/>
    </style:style>
    <style:style style:name="T95" style:family="text">
      <style:text-properties officeooo:rsid="0030ca1d"/>
    </style:style>
    <style:style style:name="T96" style:family="text">
      <style:text-properties officeooo:rsid="00346b7d"/>
    </style:style>
    <style:style style:name="T97" style:family="text">
      <style:text-properties officeooo:rsid="00294f4e"/>
    </style:style>
    <style:style style:name="T98" style:family="text">
      <style:text-properties officeooo:rsid="003b07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 Space for Lattice Representation and Clustering</text:p>
      <text:p text:style-name="P22"/>
      <text:p text:style-name="P23"><text:span text:style-name="T1">Lawrence C. Andrews</text:span><text:span text:style-name="T4">1</text:span><text:span text:style-name="T1">, Herbert J. Bernstein</text:span><text:span text:style-name="T4">2</text:span><text:span text:style-name="T1">, Jean Jakoncic</text:span><text:span text:style-name="T2">3</text:span><text:span text:style-name="T1">, Alexei Soares</text:span><text:span text:style-name="T2">3</text:span><text:span text:style-name="T1">, Nicholas K. Sauter</text:span><text:span text:style-name="T2">4</text:span><text:span text:style-name="T1"> </text:span></text:p>
      <text:p text:style-name="P25"/>
      <text:p text:style-name="P19"><text:span text:style-name="T14">1</text:span>Ronin Institute, Kirkland, WA, USA</text:p>
      <text:p text:style-name="P20"><text:span text:style-name="T5">2</text:span><text:span text:style-name="T10">Ro</text:span><text:span text:style-name="T1">chester Institute of Technology, c/o NSLS-II, Brookhaven National Laboratory, Upton, NY, USA </text:span></text:p>
      <text:p text:style-name="P20"><text:span text:style-name="T3">3</text:span><text:span text:style-name="T1">Brookhaven National Laboratory, Upton, NY, USA </text:span></text:p>
      <text:p text:style-name="P21"><text:span text:style-name="T3">4</text:span><text:span text:style-name="T1">Lawrence Berkeley National Laboratory, Berkeley, CA, USA</text:span></text:p>
      <text:p text:style-name="P1"/>
      <text:p text:style-name="P2">Abstract:</text:p>
      <text:p text:style-name="P6">Algorithms for quantifying the difference between two lattices are used for Bravais lattice determination, database lookup for unit cells, and recently for clustering to group together images from serial crystallography. A space related to the reduction algorithm of Selling and to the Bravais lattice determination methods of Delone is described. Two ways of representing the space are presented <text:span text:style-name="T92">and applications of its metric are discussed</text:span>.</text:p>
      <text:p text:style-name="P6"/>
      <text:p text:style-name="P2">Introduction:</text:p>
      <text:p text:style-name="P8">(Andrews, et al., 2018) described some of the properties of the six scalars that are treated by the Selling reduction. Considering the scalars as a definition for a metric space, rather than a simple list of numbers has advantages. <text:span text:style-name="T55">We consider two representations of the space, </text:span><text:span text:style-name="T30">S</text:span><text:span text:style-name="T16">6</text:span><text:span text:style-name="T40"> </text:span><text:span text:style-name="T42">and C</text:span><text:span text:style-name="T17">3</text:span><text:span text:style-name="T42">. </text:span><text:span text:style-name="T43">Although </text:span><text:span text:style-name="T40">S</text:span><text:span text:style-name="T16">6</text:span><text:span text:style-name="T40"> </text:span><text:span text:style-name="T42">and C</text:span><text:span text:style-name="T17">3</text:span><text:span text:style-name="T42"> </text:span><text:span text:style-name="T43">are simply reorganizations of the same data, some operations are simpler to explain in one than the other. We will choose to show only the simpler one.</text:span></text:p>
      <text:p text:style-name="P6"/>
      <text:p text:style-name="P3">The Space <text:span text:style-name="T80">S</text:span><text:span text:style-name="T21">6</text:span>:</text:p>
      <text:p text:style-name="P7">For a <text:span text:style-name="T25">Bravais tetrahedron with defining vectors </text:span><text:span text:style-name="T27">a</text:span><text:span text:style-name="T25">, </text:span><text:span text:style-name="T27">b</text:span><text:span text:style-name="T25">, </text:span><text:span text:style-name="T27">c</text:span><text:span text:style-name="T25">, </text:span><text:span text:style-name="T27">d</text:span><text:span text:style-name="T35"> (the edge vectors of the unit cell and the negative sum of them), a p</text:span><text:span text:style-name="T31">oint in </text:span><text:span text:style-name="T30">S</text:span><text:span text:style-name="T16">6</text:span><text:span text:style-name="T31"> is {</text:span><text:span text:style-name="T28">b.c</text:span><text:span text:style-name="T31">, </text:span><text:span text:style-name="T28">a.c</text:span><text:span text:style-name="T31">, </text:span><text:span text:style-name="T28">a.b</text:span><text:span text:style-name="T31">, </text:span><text:span text:style-name="T28">a.d</text:span><text:span text:style-name="T31">, </text:span><text:span text:style-name="T28">b.d</text:span><text:span text:style-name="T31">, </text:span><text:span text:style-name="T28">c.d</text:span><text:span text:style-name="T31">}. A simple example is the unit cell {10, 12, 20, 90, 90, 90}. The corresponding </text:span><text:span text:style-name="T30">S</text:span><text:span text:style-name="T16">6</text:span><text:span text:style-name="T31"> vecto</text:span><text:span text:style-name="T35">r is {0, 0, 0, -100, -144, -400}. </text:span><text:span text:style-name="T36">The scalars in S6 are of a single type, unlike cell parameters (lengths and angles) and G6 (squared lengths and dot products). (Delone et al, </text:span><text:span text:style-name="T37">1975</text:span><text:span text:style-name="T36">) say, “</text:span><text:span text:style-name="T54">the Selling parameters are geometrically fully homogeneous</text:span><text:span text:style-name="T36">”.</text:span></text:p>
      <text:p text:style-name="P1"/>
      <text:p text:style-name="P9">Some of the properties o<text:span text:style-name="T34">f </text:span><text:span text:style-name="T30">S</text:span><text:span text:style-name="T16">6</text:span><text:span text:style-name="T31"> </text:span><text:span text:style-name="T29">are simple. The six base axes are orthogonal, unlike those of G</text:span><text:span text:style-name="T16">6</text:span><text:span text:style-name="T31"> </text:span><text:span text:style-name="T29">(Andrews and Bernstein, 2014). One consequence is that the projection matrices onto the axes are especially simple: 6x6 matrices of zero, with a single value one on the diagonal at the position of the axis projected to.</text:span></text:p>
      <text:p text:style-name="P10"/>
      <text:p text:style-name="P13"><text:span text:style-name="T86">T</text:span><text:span text:style-name="T85">he Reflections in </text:span><text:span text:style-name="T87">S</text:span><text:span text:style-name="T22">6</text:span><text:span text:style-name="T85">:</text:span></text:p>
      <text:p text:style-name="P11">The 24 equivalent positions in <text:span text:style-name="T55">S</text:span><text:span text:style-name="T20">6</text:span> have corresponding matrices to act on <text:s/><text:span text:style-name="T55">S</text:span><text:span text:style-name="T20">6</text:span><text:span text:style-name="T48"> </text:span><text:span text:style-name="T38">vectors. They can be generated from any triple (except the identity). For convenience, they are listed here. The structure of the set is clearer in C</text:span><text:span text:style-name="T14">3</text:span><text:span text:style-name="T38"> (see below).</text:span></text:p>
      <text:p text:style-name="P10"/>
      <text:p text:style-name="P50">[[1,0,0,0,0,0],[ 0,1,0,0,0,0],[ 0,0,1,0,0,0],[ 0,0,0,1,0,0],[ 0,0,0,0,1,0],[ 0,0,0,0,0,1]]</text:p>
      <text:p text:style-name="P50">[[0,0,0,0,1,0],[ 0,0,0,1,0,0],[ 0,0,1,0,0,0],[ 0,1,0,0,0,0],[ 1,0,0,0,0,0],[ 0,0,0,0,0,1]]</text:p>
      <text:p text:style-name="P50">[[1,0,0,0,0,0],[ 0,0,1,0,0,0],[ 0,1,0,0,0,0],[ 0,0,0,1,0,0],[ 0,0,0,0,0,1],[ 0,0,0,0,1,0]]</text:p>
      <text:p text:style-name="P50">[[0,0,0,0,0,1],[ 0,0,0,1,0,0],[ 0,1,0,0,0,0],[ 0,0,1,0,0,0],[ 1,0,0,0,0,0],[ 0,0,0,0,1,0]]</text:p>
      <text:p text:style-name="P50">[[0,0,0,0,1,0],[ 0,0,1,0,0,0],[ 0,0,0,1,0,0],[ 0,1,0,0,0,0],[ 0,0,0,0,0,1],[ 1,0,0,0,0,0]]</text:p>
      <text:p text:style-name="P50"><text:soft-page-break/>[[0,0,0,0,0,1],[ 0,1,0,0,0,0],[ 0,0,0,1,0,0],[ 0,0,1,0,0,0],[ 0,0,0,0,1,0],[ 1,0,0,0,0,0]]</text:p>
      <text:p text:style-name="P50">[[0,1,0,0,0,0],[ 1,0,0,0,0,0],[ 0,0,1,0,0,0],[ 0,0,0,0,1,0],[ 0,0,0,1,0,0],[ 0,0,0,0,0,1]]</text:p>
      <text:p text:style-name="P50">[[0,0,0,1,0,0],[ 0,0,0,0,1,0],[ 0,0,1,0,0,0],[ 1,0,0,0,0,0],[ 0,1,0,0,0,0],[ 0,0,0,0,0,1]]</text:p>
      <text:p text:style-name="P50">[[0,1,0,0,0,0],[ 0,0,1,0,0,0],[ 1,0,0,0,0,0],[ 0,0,0,0,1,0],[ 0,0,0,0,0,1],[ 0,0,0,1,0,0]]</text:p>
      <text:p text:style-name="P50">[[0,0,0,0,0,1],[ 0,0,0,0,1,0],[ 1,0,0,0,0,0],[ 0,0,1,0,0,0],[ 0,1,0,0,0,0],[ 0,0,0,1,0,0]]</text:p>
      <text:p text:style-name="P50">[[0,0,0,1,0,0],[ 0,0,1,0,0,0],[ 0,0,0,0,1,0],[ 1,0,0,0,0,0],[ 0,0,0,0,0,1],[ 0,1,0,0,0,0]]</text:p>
      <text:p text:style-name="P50">[[0,0,0,0,0,1],[ 1,0,0,0,0,0],[ 0,0,0,0,1,0],[ 0,0,1,0,0,0],[ 0,0,0,1,0,0],[ 0,1,0,0,0,0]]</text:p>
      <text:p text:style-name="P50">[[0,0,1,0,0,0],[ 1,0,0,0,0,0],[ 0,1,0,0,0,0],[ 0,0,0,0,0,1],[ 0,0,0,1,0,0],[ 0,0,0,0,1,0]]</text:p>
      <text:p text:style-name="P50">[[0,0,0,1,0,0],[ 0,0,0,0,0,1],[ 0,1,0,0,0,0],[ 1,0,0,0,0,0],[ 0,0,1,0,0,0],[ 0,0,0,0,1,0]]</text:p>
      <text:p text:style-name="P50">[[0,0,1,0,0,0],[ 0,1,0,0,0,0],[ 1,0,0,0,0,0],[ 0,0,0,0,0,1],[ 0,0,0,0,1,0],[ 0,0,0,1,0,0]]</text:p>
      <text:p text:style-name="P50">[[0,0,0,0,1,0],[ 0,0,0,0,0,1],[ 1,0,0,0,0,0],[ 0,1,0,0,0,0],[ 0,0,1,0,0,0],[ 0,0,0,1,0,0]]</text:p>
      <text:p text:style-name="P50">[[0,0,0,1,0,0],[ 0,1,0,0,0,0],[ 0,0,0,0,0,1],[ 1,0,0,0,0,0],[ 0,0,0,0,1,0],[ 0,0,1,0,0,0]]</text:p>
      <text:p text:style-name="P50">[[0,0,0,0,1,0],[ 1,0,0,0,0,0],[ 0,0,0,0,0,1],[ 0,1,0,0,0,0],[ 0,0,0,1,0,0],[ 0,0,1,0,0,0]]</text:p>
      <text:p text:style-name="P50">[[0,0,1,0,0,0],[ 0,0,0,0,1,0],[ 0,0,0,1,0,0],[ 0,0,0,0,0,1],[ 0,1,0,0,0,0],[ 1,0,0,0,0,0]]</text:p>
      <text:p text:style-name="P50">[[0,1,0,0,0,0],[ 0,0,0,0,0,1],[ 0,0,0,1,0,0],[ 0,0,0,0,1,0],[ 0,0,1,0,0,0],[ 1,0,0,0,0,0]]</text:p>
      <text:p text:style-name="P50">[[0,0,1,0,0,0],[ 0,0,0,1,0,0],[ 0,0,0,0,1,0],[ 0,0,0,0,0,1],[ 1,0,0,0,0,0],[ 0,1,0,0,0,0]]</text:p>
      <text:p text:style-name="P50">[[1,0,0,0,0,0],[ 0,0,0,0,0,1],[ 0,0,0,0,1,0],[ 0,0,0,1,0,0],[ 0,0,1,0,0,0],[ 0,1,0,0,0,0]]</text:p>
      <text:p text:style-name="P50">[[0,1,0,0,0,0],[ 0,0,0,1,0,0],[ 0,0,0,0,0,1],[ 0,0,0,0,1,0],[ 1,0,0,0,0,0],[ 0,0,1,0,0,0]]</text:p>
      <text:p text:style-name="P50">[[1,0,0,0,0,0],[ 0,0,0,0,1,0],[ 0,0,0,0,0,1],[ 0,0,0,1,0,0],[ 0,1,0,0,0,0],[ 0,0,1,0,0,0]]</text:p>
      <text:p text:style-name="P10"/>
      <text:p text:style-name="P16">The unsorted nature of Selling reduction implies that distance calculations will need to consider the effect of the reflections. Even if a usable sorting were created, at least some of the reflections would still be required.</text:p>
      <text:p text:style-name="P16"/>
      <text:p text:style-name="P27"><text:span text:style-name="T49">Reduction</text:span><text:span text:style-name="T39">: </text:span><text:span text:style-name="T46">in </text:span><text:span text:style-name="T13">C</text:span><text:span text:style-name="T8">3</text:span></text:p>
      <text:p text:style-name="P14"><text:span text:style-name="T29">Lattice reduction is quite simple in S</text:span><text:span text:style-name="T16">6</text:span><text:span text:style-name="T29"> (Andrews et al., 2018), </text:span><text:span text:style-name="T32">but it has a simpler structure in C</text:span><text:span text:style-name="T18">3</text:span><text:span text:style-name="T43">, </text:span><text:span text:style-name="T45">so it will be treated there</text:span><text:span text:style-name="T32">. </text:span><text:span text:style-name="T33">Due to the simple nature of </text:span><text:span text:style-name="T29">S</text:span><text:span text:style-name="T16">6</text:span><text:span text:style-name="T33"> the inverse operations are the same set as the reduction operations.</text:span><text:span text:style-name="T32"> </text:span><text:span text:style-name="T33">The matrices in </text:span><text:span text:style-name="T29">S</text:span><text:span text:style-name="T16">6</text:span><text:span text:style-name="T33"> are unitary, so the metric is the same in the each region. However, the transformation matrices are not diagonal with the result that the boundaries are not simple mirrors.</text:span></text:p>
      <text:p text:style-name="P48"/>
      <text:p text:style-name="P15"><text:span text:style-name="T33">W</text:span><text:span text:style-name="T29">e present the reductions as matrices; the second line for each is the alternate choice of the pair to exchange.</text:span></text:p>
      <text:p text:style-name="P49">[[-1,0,0,0,0,0],[1,1,0,0,0,0],[1,0,0,0,1,0],[-1,0,0,1,0,0],[1,0,1,0,0,0],[1,0,0,0,0,1]]<text:line-break/> <text:s text:c="3"/>[[-1,0,0,0,0,0],[1,0,0,0,0,1],[1,0,1,0,0,0],[-1,0,0,1,0,0],[1,0,0,0,1,0],[1,1,0,0,0,0]]</text:p>
      <text:p text:style-name="P49"/>
      <text:p text:style-name="P49">[[1,1,0,0,0,0],[0,-1,0,0,0,0],[0,1,0,1,0,0],[0,1,1,0,0,0],[0,-1,0,0,1,0],[0,1,0,0,0,1]]<text:line-break/> <text:s text:c="3"/>[[0,1,0,0,0,1],[0,-1,0,0,0,0],[0,1,1,0,0,0],[0,1,0,1,0,0],[0,-1,0,0,1,0],[1,1,0,0,0,0]]</text:p>
      <text:p text:style-name="P49"/>
      <text:p text:style-name="P49">[[1,0,1,0,0,0],[0,0,1,1,0,0],[0,0,-1,0,0,0],[0,1,1,0,0,0],[0,0,1,0,1,0],[0,0,-1,0,0,1]]<text:line-break/> <text:s text:c="3"/>[[0,0,1,0,1,0],[0,1,1,0,0,0],[0,0,-1,0,0,0],[0,0,1,1,0,0],[1,0,1,0,0,0],[0,0,-1,0,0,1]]</text:p>
      <text:p text:style-name="P49"/>
      <text:p text:style-name="P49">[[1,0,0,-1,0,0],[0,0,1,1,0,0],[0,1,0,1,0,0],[0,0,0,-1,0,0],[0,0,0,1,1,0],[0,0,0,1,0,1]]<text:line-break/> <text:s text:c="3"/>[[1,0,0,-1,0,0],[0,1,0,1,0,0],[0,0,1,1,0,0],[0,0,0,-1,0,0],[0,0,0,1,0,1],[0,0,0,1,1,0]]</text:p>
      <text:p text:style-name="P49"/>
      <text:p text:style-name="P49">[[0,0,1,0,1,0],[0,1,0,0,-1,0],[1,0,0,0,1,0],[0,0,0,1,1,0],[0,0,0,0,-1,0],[0,0,0,0,1,1]]<text:line-break/> <text:s text:c="3"/>[[1,0,0,0,1,0],[0,1,0,0,-1,0],[0,0,1,0,1,0],[0,0,0,0,1,1],[0,0,0,0,-1,0],[0,0,0,1,1,0]]</text:p>
      <text:p text:style-name="P49"/>
      <text:p text:style-name="P49">[[0,1,0,0,0,1],[1,0,0,0,0,1],[0,0,1,0,0,-1],[0,0,0,1,0,1],[0,0,0,0,1,1],[0,0,0,0,0,-1]]<text:line-break/> <text:s text:c="3"/>[[1,0,0,0,0,1],[0,1,0,0,0,1],[0,0,1,0,0,-1],[0,0,0,0,1,1],[0,0,0,1,0,1],[0,0,0,0,0,-1]]</text:p>
      <text:p text:style-name="P17"/>
      <text:p text:style-name="P5">Boundaries in S<text:span text:style-name="T20">6</text:span>:</text:p>
      <text:p text:style-name="P12">The only boundaries in S<text:span text:style-name="T20">6</text:span> are the zeros of the axes. <text:span text:style-name="T92">(Contrast this with G</text:span><text:span text:style-name="T23">6</text:span><text:span text:style-name="T92">, (Andrews and Bernstein, 2014) which has 15 boundaries.) </text:span>Obviously, they correspond to unit cell angles of <text:soft-page-break/>90 degrees. In S<text:span text:style-name="T20">6</text:span><text:span text:style-name="T48">, </text:span><text:span text:style-name="T38">the zeros mark the regions where the components change from negative to positive, the place where cells become not Selling-reduced. The consequence for distance calculations will be that the reduction operations will be involved in the distance computations.</text:span></text:p>
      <text:p text:style-name="P10"/>
      <text:p text:style-name="P4">The Space <text:span text:style-name="T81">C</text:span><text:span text:style-name="T19">3</text:span>:</text:p>
      <text:p text:style-name="P26"><text:span text:style-name="T29">Alternatively, the space S</text:span><text:span text:style-name="T16">6</text:span><text:span text:style-name="T29"> can be as C</text:span><text:span text:style-name="T16">3</text:span><text:span text:style-name="T29">, a space of three complex axes. C</text:span><text:span text:style-name="T16">3</text:span><text:span text:style-name="T40"> </text:span><text:span text:style-name="T39">has </text:span><text:span text:style-name="T41">advantages for understanding some of the properties of the space. Where we compose S</text:span><text:span text:style-name="T6">6</text:span><text:span text:style-name="T41"> of the scalars s</text:span><text:span text:style-name="T58">1</text:span><text:span text:style-name="T41">, … s</text:span><text:span text:style-name="T58">6</text:span><text:span text:style-name="T41">, the components of C</text:span><text:span text:style-name="T6">3</text:span><text:span text:style-name="T41"> are the pairs of “opposite” scalars. </text:span><text:span text:style-name="T47">In ters of the elements of S6, a</text:span><text:span text:style-name="T41"> vector in C</text:span><text:span text:style-name="T6">3</text:span><text:span text:style-name="T41"> is {(s</text:span><text:span text:style-name="T58">1</text:span><text:span text:style-name="T41">,s</text:span><text:span text:style-name="T58">4</text:span><text:span text:style-name="T41">), (s</text:span><text:span text:style-name="T58">2</text:span><text:span text:style-name="T41">,s</text:span><text:span text:style-name="T58">5</text:span><text:span text:style-name="T41">), (s</text:span><text:span text:style-name="T58">3</text:span><text:span text:style-name="T41">,s</text:span><text:span text:style-name="T58">6</text:span><text:span text:style-name="T41">)}. </text:span><text:span text:style-name="T43">The C</text:span><text:span text:style-name="T16">3</text:span><text:span text:style-name="T40"> </text:span><text:span text:style-name="T43">presentation of the above vector is {(0,-100), (0, -144), (0, -400)}.</text:span></text:p>
      <text:p text:style-name="P29"/>
      <text:p text:style-name="P46"><text:span text:style-name="T72">The Reflections </text:span><text:span text:style-name="T77">in </text:span><text:span text:style-name="T12">C</text:span><text:span text:style-name="T9">3</text:span><text:span text:style-name="T72">:</text:span></text:p>
      <text:p text:style-name="P33">The 24 reflections of the scalars correspond to 24 operations in C<text:span text:style-name="T20">3</text:span><text:span text:style-name="T79">. </text:span>First, any pc<text:span text:style-name="T56">3</text:span>air of C<text:span text:style-name="T20">3</text:span> coordinates may be <text:span text:style-name="T93">ex</text:span>changed The other operation is the exchange of the real and imaginary parts of any two C<text:span text:style-name="T20">3</text:span> coordinates. For example, c<text:span text:style-name="T56">1</text:span>(real, imag) and c<text:span text:style-name="T56">3</text:span>(real, imag) can <text:span text:style-name="T82">transform</text:span> to c<text:span text:style-name="T56">1</text:span>(imag, real) and c<text:span text:style-name="T56">3</text:span>(imag, real).</text:p>
      <text:p text:style-name="P33"/>
      <text:p text:style-name="P34">Combining the exchange operation with the coordinate interchanges in all possible combinations gives the 24 reflections (including the identity).</text:p>
      <text:p text:style-name="P35">Representing the operation of interchanging the real and imaginary parts of a complex number by an overbar, the reflections in <text:span text:style-name="T78">C</text:span><text:span text:style-name="T20">3</text:span> are:</text:p>
      <text:p text:style-name="P35"/>
      <table:table table:name="Table1" table:style-name="Table1">
        <table:table-column table:style-name="Table1.A" table:number-columns-repeated="3"/>
        <table:table-column table:style-name="Table1.D"/>
        <table:table-row>
          <table:table-cell table:style-name="Table1.A1" office:value-type="string">
            <text:p text:style-name="P36">[c<text:span text:style-name="T56">1</text:span>,c<text:span text:style-name="T56">2</text:span>,c<text:span text:style-name="T56">3</text:span>]</text:p>
            <text:p text:style-name="P36">[c<text:span text:style-name="T56">1</text:span>,c<text:span text:style-name="T69">3</text:span>,c<text:span text:style-name="T56">2</text:span>]</text:p>
            <text:p text:style-name="P36">[c<text:span text:style-name="T56">2</text:span>,c<text:span text:style-name="T56">1</text:span>,c<text:span text:style-name="T56">3</text:span>]</text:p>
            <text:p text:style-name="P36">[c<text:span text:style-name="T56">2</text:span>,c<text:span text:style-name="T69">3</text:span>,c<text:span text:style-name="T69">1</text:span>]</text:p>
            <text:p text:style-name="P36">[c<text:span text:style-name="T56">3</text:span>,c<text:span text:style-name="T69">1</text:span>,c<text:span text:style-name="T69">2</text:span>]</text:p>
            <text:p text:style-name="P36">[c<text:span text:style-name="T56">3</text:span>,c<text:span text:style-name="T69">2</text:span>,c<text:span text:style-name="T56">1</text:span>]</text:p>
          </table:table-cell>
          <table:table-cell table:style-name="Table1.A1" office:value-type="string">
            <text:p text:style-name="P36">[c<text:span text:style-name="T67">1</text:span>,c<text:span text:style-name="T67">2</text:span>,c<text:span text:style-name="T56">3</text:span>]</text:p>
            <text:p text:style-name="P37">[c<text:span text:style-name="T67">1</text:span>,c<text:span text:style-name="T70">2</text:span>,c<text:span text:style-name="T67">3</text:span>]</text:p>
            <text:p text:style-name="P37">[c<text:span text:style-name="T70">1,</text:span>c<text:span text:style-name="T67">3</text:span><text:span text:style-name="T89">,c</text:span><text:span text:style-name="T67">2</text:span>]</text:p>
            <text:p text:style-name="P37">[c<text:span text:style-name="T67">1</text:span><text:span text:style-name="T70">,</text:span>c<text:span text:style-name="T68">2</text:span><text:span text:style-name="T89">,c</text:span><text:span text:style-name="T71">3</text:span>]</text:p>
            <text:p text:style-name="P37">[c<text:span text:style-name="T67">1</text:span><text:span text:style-name="T70">,</text:span>c<text:span text:style-name="T71">2</text:span><text:span text:style-name="T89">,c</text:span><text:span text:style-name="T68">3</text:span>]</text:p>
            <text:p text:style-name="P37">[c<text:span text:style-name="T70">1,</text:span>c<text:span text:style-name="T68">2</text:span><text:span text:style-name="T89">,c</text:span><text:span text:style-name="T68">3</text:span>]</text:p>
          </table:table-cell>
          <table:table-cell table:style-name="Table1.A1" office:value-type="string">
            <text:p text:style-name="P36">[c<text:span text:style-name="T67">2</text:span>,c<text:span text:style-name="T67">1</text:span>,c<text:span text:style-name="T56">3</text:span>]</text:p>
            <text:p text:style-name="P37">[c<text:span text:style-name="T67">2</text:span>,c<text:span text:style-name="T70">1</text:span>,c<text:span text:style-name="T67">3</text:span>]</text:p>
            <text:p text:style-name="P37">[c<text:span text:style-name="T56">2</text:span>,c<text:span text:style-name="T67">1</text:span>,c<text:span text:style-name="T67">3</text:span>]</text:p>
            <text:p text:style-name="P37">[c<text:span text:style-name="T67">2</text:span>,c<text:span text:style-name="T68">3</text:span>,c<text:span text:style-name="T71">1</text:span>]</text:p>
            <text:p text:style-name="P37">[c<text:span text:style-name="T67">2</text:span>,c<text:span text:style-name="T71">3</text:span>,c<text:span text:style-name="T68">1</text:span>]</text:p>
            <text:p text:style-name="P37">[c<text:span text:style-name="T56">2</text:span>,c<text:span text:style-name="T68">3</text:span>,c<text:span text:style-name="T68">1</text:span>]</text:p>
          </table:table-cell>
          <table:table-cell table:style-name="Table1.A1" office:value-type="string">
            <text:p text:style-name="P36">[c<text:span text:style-name="T67">3</text:span>,c<text:span text:style-name="T67">2</text:span>,c<text:span text:style-name="T70">1</text:span>]</text:p>
            <text:p text:style-name="P37">[c<text:span text:style-name="T67">3</text:span>,c<text:span text:style-name="T70">2</text:span>,c<text:span text:style-name="T67">1</text:span>]</text:p>
            <text:p text:style-name="P37">[c<text:span text:style-name="T70">3</text:span><text:span text:style-name="T89">,</text:span>c<text:span text:style-name="T67">2</text:span>,c<text:span text:style-name="T67">1</text:span>]</text:p>
            <text:p text:style-name="P37">[c<text:span text:style-name="T67">3</text:span><text:span text:style-name="T89">,</text:span>c<text:span text:style-name="T68">1</text:span>,c<text:span text:style-name="T71">2</text:span>]</text:p>
            <text:p text:style-name="P37">[c<text:span text:style-name="T67">3</text:span><text:span text:style-name="T89">,</text:span>c<text:span text:style-name="T71">1</text:span>,c<text:span text:style-name="T68">2</text:span>]</text:p>
            <text:p text:style-name="P37">[c<text:span text:style-name="T70">3</text:span><text:span text:style-name="T89">,</text:span>c<text:span text:style-name="T68">1</text:span>,c<text:span text:style-name="T68">2</text:span>]</text:p>
          </table:table-cell>
        </table:table-row>
      </table:table>
      <text:p text:style-name="P5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4">[[1,0,0],[0,1,0],[0,0,1]]</text:p>
            <text:p text:style-name="P54">[[1,0,0],[0,0,1],[0,1,0]]</text:p>
            <text:p text:style-name="P54">[[0,1,0],[1,0,0],[0,0,1]]</text:p>
            <text:p text:style-name="P54">[[0,1,0],[0,0,1],[1,0,0]]</text:p>
            <text:p text:style-name="P54">[[0,0,1],[1,0,0],[0,1,0]]</text:p>
            <text:p text:style-name="P54">[[0,0,1],[0,1,0],[1,0,0]]</text:p>
          </table:table-cell>
          <table:table-cell table:style-name="Table2.A1" office:value-type="string">
            <text:p text:style-name="P54">[[<text:span text:style-name="T90">1</text:span>,0,0],[0,<text:span text:style-name="T90">1</text:span>,0],[0,0,1]]</text:p>
            <text:p text:style-name="P54">[[<text:span text:style-name="T90">1</text:span>,0,0],[0,1,0],[0,0,<text:span text:style-name="T90">1</text:span>]]</text:p>
            <text:p text:style-name="P54">[[<text:span text:style-name="T90">1</text:span>,0,0],[0,<text:span text:style-name="T90">1</text:span>,0],[0,0,1]]</text:p>
            <text:p text:style-name="P54">[[<text:span text:style-name="T90">1</text:span>,0,0],[0,<text:span text:style-name="T90">1</text:span>,0],[0,0,1]]</text:p>
            <text:p text:style-name="P54">[[<text:span text:style-name="T90">1</text:span>,0,0],[0,<text:span text:style-name="T90">1</text:span>,0],[0,0,1]]</text:p>
            <text:p text:style-name="P54">[[<text:span text:style-name="T90">1</text:span>,0,0],[0,<text:span text:style-name="T90">1</text:span>,0],[0,0,1]]</text:p>
          </table:table-cell>
          <table:table-cell table:style-name="Table2.A1" office:value-type="string">
            <text:p text:style-name="P56"><text:span text:style-name="T90">[[</text:span><text:span text:style-name="T89">0,</text:span><text:span text:style-name="T91">1</text:span><text:span text:style-name="T89">,0],[</text:span><text:span text:style-name="T91">1</text:span><text:span text:style-name="T89">,0,0],[0,0,1]]</text:span></text:p>
            <text:p text:style-name="P57">[[0,<text:span text:style-name="T91">1</text:span>,0],[<text:span text:style-name="T97">1</text:span>,0,0],[0,0,<text:span text:style-name="T91">1</text:span>]</text:p>
            <text:p text:style-name="P57">[[0,1,0],[<text:span text:style-name="T91">1</text:span>,0,0],[0,0,<text:span text:style-name="T91">1</text:span>]]</text:p>
            <text:p text:style-name="P57">[[0,<text:span text:style-name="T91">1</text:span>,0],[0,0,<text:span text:style-name="T91">1</text:span>],[1,0,0]]</text:p>
            <text:p text:style-name="P57">[[0,<text:span text:style-name="T91">1</text:span>,0],[0,0,1],[<text:span text:style-name="T91">1</text:span>,0,0]]</text:p>
            <text:p text:style-name="P57">[[0,1,0],[0,0,<text:span text:style-name="T91">1</text:span>],[<text:span text:style-name="T91">1</text:span>,0,0]]</text:p>
          </table:table-cell>
          <table:table-cell table:style-name="Table2.A1" office:value-type="string">
            <text:p text:style-name="P58">[[0,0,<text:span text:style-name="T91">1</text:span>],[0,<text:span text:style-name="T91">1</text:span>,0],[1,0,0]]</text:p>
            <text:p text:style-name="P58">[[0,0,<text:span text:style-name="T91">1</text:span>],[0,1,0],[<text:span text:style-name="T91">1</text:span>,0,0]]</text:p>
            <text:p text:style-name="P58">[[0,0,1],[0,<text:span text:style-name="T91">1</text:span>,0],[<text:span text:style-name="T91">1</text:span>,0,0]]</text:p>
            <text:p text:style-name="P58">[[0,0,<text:span text:style-name="T91">1</text:span>],[<text:span text:style-name="T91">1</text:span>,0,0],[0,1,0]]</text:p>
            <text:p text:style-name="P58">[[0,0,<text:span text:style-name="T91">1</text:span>],[1,0,0],[0,<text:span text:style-name="T91">1</text:span>,0]]</text:p>
            <text:p text:style-name="P58">[[0,0,1],[<text:span text:style-name="T91">1</text:span>,0,0],[0,<text:span text:style-name="T91">1</text:span>,0]]</text:p>
          </table:table-cell>
        </table:table-row>
      </table:table>
      <text:p text:style-name="P54"/>
      <text:p text:style-name="P55"/>
      <text:p text:style-name="P55"/>
      <text:p text:style-name="P40"/>
      <text:p text:style-name="P30"><text:span text:style-name="T83">Reduction</text:span>: <text:span text:style-name="T88">in </text:span><text:span text:style-name="T11">C</text:span><text:span text:style-name="T7">3</text:span></text:p>
      <text:p text:style-name="P28"><text:span text:style-name="T41">We </text:span><text:span text:style-name="T44">can</text:span><text:span text:style-name="T41"> </text:span><text:span text:style-name="T39">write a </text:span><text:span text:style-name="T44">vector in</text:span><text:span text:style-name="T41"> S</text:span><text:span text:style-name="T6">6</text:span><text:span text:style-name="T41"> </text:span><text:span text:style-name="T39">{</text:span><text:span text:style-name="T41">s</text:span><text:span text:style-name="T58">1</text:span><text:span text:style-name="T41">, … s</text:span><text:span text:style-name="T58">6</text:span><text:span text:style-name="T39">} and the corresponding</text:span><text:span text:style-name="T41"> vector in C</text:span><text:span text:style-name="T6">3</text:span><text:span text:style-name="T41"> is {(s</text:span><text:span text:style-name="T58">1</text:span><text:span text:style-name="T41">,s</text:span><text:span text:style-name="T58">4</text:span><text:span text:style-name="T41">), (s</text:span><text:span text:style-name="T58">2</text:span><text:span text:style-name="T41">,s</text:span><text:span text:style-name="T58">5</text:span><text:span text:style-name="T41">), (s</text:span><text:span text:style-name="T58">3</text:span><text:span text:style-name="T41">,s</text:span><text:span text:style-name="T58">6</text:span><text:span text:style-name="T41">)} </text:span><text:span text:style-name="T47">or {c</text:span><text:span text:style-name="T59">1</text:span><text:span text:style-name="T47">, c</text:span><text:span text:style-name="T60">2</text:span><text:span text:style-name="T47">, c</text:span><text:span text:style-name="T59">3</text:span><text:span text:style-name="T47">}</text:span><text:span text:style-name="T41">. </text:span><text:span text:style-name="T39">For the case where s</text:span><text:span text:style-name="T57">1</text:span><text:span text:style-name="T39"> is the positive element we will reduce, the C</text:span><text:span text:style-name="T15">3</text:span><text:span text:style-name="T39"> vector after that step will be:</text:span></text:p>
      <text:p text:style-name="P30">{-<text:span text:style-name="T73">s</text:span><text:span text:style-name="T61">1</text:span>,<text:span text:style-name="T73">s</text:span><text:span text:style-name="T61">4</text:span>-s1). (<text:span text:style-name="T73">s</text:span><text:span text:style-name="T61">2</text:span>+<text:span text:style-name="T73">s</text:span><text:span text:style-name="T61">1</text:span>, <text:span text:style-name="T75">s</text:span><text:span text:style-name="T64">5</text:span><text:span text:style-name="T26">+</text:span><text:span text:style-name="T76">s</text:span><text:span text:style-name="T65">1</text:span><text:span text:style-name="T26">)</text:span>, (<text:span text:style-name="T76">s</text:span><text:span text:style-name="T66">3</text:span><text:span text:style-name="T26">+</text:span><text:span text:style-name="T76">s</text:span><text:span text:style-name="T65">1</text:span>, <text:span text:style-name="T73">s</text:span><text:span text:style-name="T61">6</text:span>+<text:span text:style-name="T73">s</text:span><text:span text:style-name="T61">1</text:span>) or</text:p>
      <text:p text:style-name="P30">{-<text:span text:style-name="T74">s</text:span><text:span text:style-name="T62">1</text:span>,<text:span text:style-name="T73">s</text:span><text:span text:style-name="T61">4</text:span>-s1), (<text:span text:style-name="T76">s</text:span><text:span text:style-name="T65">6</text:span><text:span text:style-name="T26">+</text:span><text:span text:style-name="T75">s</text:span><text:span text:style-name="T64">1</text:span>, <text:span text:style-name="T73">s</text:span><text:span text:style-name="T63">3</text:span>+<text:span text:style-name="T74">s</text:span><text:span text:style-name="T62">1</text:span>), (<text:span text:style-name="T74">s</text:span><text:span text:style-name="T62">5</text:span>+<text:span text:style-name="T74">s</text:span><text:span text:style-name="T62">1</text:span>, <text:span text:style-name="T76">s</text:span><text:span text:style-name="T65">2</text:span><text:span text:style-name="T26">+</text:span><text:span text:style-name="T75">s</text:span><text:span text:style-name="T64">1</text:span>)}</text:p>
      <text:p text:style-name="P31">where the underlined pairs have been exchanged. <text:span text:style-name="T78">The rule (in terms of C</text:span><text:span text:style-name="T20">3</text:span><text:span text:style-name="T78">) is that from the pair of C</text:span><text:span text:style-name="T20">3</text:span><text:span text:style-name="T78"> coordinates that have sums, one real and one imaginary part are exchanged. Either choice is valid, and both lead toward the reduced cell.</text:span></text:p>
      <text:p text:style-name="P31"/>
      <text:p text:style-name="P32"><text:soft-page-break/>The reduction operations do not commute, which will add complexity to distance calculations (see distance measure below).</text:p>
      <text:p text:style-name="P30"/>
      <text:p text:style-name="P18">Boundaries in <text:span text:style-name="T78">C</text:span><text:span text:style-name="T20">3</text:span>:</text:p>
      <text:p text:style-name="P47"><text:span text:style-name="T50">In </text:span><text:span text:style-name="T51">C</text:span><text:span text:style-name="T24">3</text:span><text:span text:style-name="T52">, </text:span><text:span text:style-name="T50">there are two types of boundaries. Referring to S</text:span><text:span text:style-name="T24">6</text:span>, <text:span text:style-name="T95">any </text:span><text:span text:style-name="T51">C</text:span><text:span text:style-name="T24">3</text:span><text:span text:style-name="T52"> </text:span><text:span text:style-name="T50">real or imaginary </text:span><text:span text:style-name="T51">part</text:span><text:span text:style-name="T50"> that is zero marks a boundary. Also, the interchange of real and imaginary parts in reflections marks another type of boundary: where the real </text:span><text:span text:style-name="T51">part</text:span><text:span text:style-name="T50"> equals the imaginary </text:span><text:span text:style-name="T51">part</text:span><text:span text:style-name="T50">. </text:span><text:span text:style-name="T53">This boundary is not so easily apparent in </text:span><text:span text:style-name="T50">S</text:span><text:span text:style-name="T24">6</text:span><text:span text:style-name="T53">.</text:span></text:p>
      <text:p text:style-name="P51"/>
      <text:p text:style-name="P45">A Fundamental Unit in <text:span text:style-name="T78">C</text:span><text:span text:style-name="T20">3</text:span>:</text:p>
      <text:p text:style-name="P38"><text:span text:style-name="T78">C</text:span><text:span text:style-name="T20">3</text:span><text:span text:style-name="T79"> provides the possibility to choose a particular one of the 24 reflections as the fundamental unit (similar to an asymmetric unit in a space group). The three components can be sorted by their magnitude. The second step is to interchange the real and imaginary parts of </text:span>c<text:span text:style-name="T70">1</text:span><text:span text:style-name="T79"> such that the real part is less than or equal to the imaginary part (if necessary); that requires also interchanging </text:span>c<text:span text:style-name="T70">2</text:span><text:span text:style-name="T79"> or </text:span>c<text:span text:style-name="T56">3</text:span><text:span text:style-name="T79">. Finally, </text:span>c<text:span text:style-name="T70">2</text:span><text:span text:style-name="T79"> has its real and imaginary parts interchanged (if necessary).</text:span></text:p>
      <text:p text:style-name="P38"/>
      <text:p text:style-name="P39">S<text:span text:style-name="T14">6</text:span> does not provide a comparable suggestion for a fundamental unit. It is necessary to note that the fundamental unit defined this way in C<text:span text:style-name="T14">3</text:span> is compact, but the same unit in S<text:span text:style-name="T14">6</text:span> is not compact.</text:p>
      <text:p text:style-name="P35"/>
      <text:p text:style-name="P45">Measuring Distance:</text:p>
      <text:p text:style-name="P42">We require a distance metric that defines the shortest path between all the representations of two point (lattices). <text:span text:style-name="T96">Common uses of a metric for lattices are finding possible Bravais lattice types, searching in databases of unit cell parameters, and, recently, clustering of the images from serial crystallography.</text:span></text:p>
      <text:p text:style-name="P42"/>
      <text:p text:style-name="P42">A simple example of the complexity of the task is that we must decide which of the 24 reflections of one point is the closest to the other. Adding the reduction operations so that other paths are examined is also required. <text:span text:style-name="T94">That the reduction operations do not commute means that the order of operations is important.</text:span></text:p>
      <text:p text:style-name="P41"/>
      <text:p text:style-name="P53">The non-diagonal <text:span text:style-name="T98">reduction operations in this space means that measuring the distance between point in different regions of space is not as simple as finding the Cartesian distance. Because reduction of a value of zero generates a new point that is also the boundary. We present two algorithms.</text:span></text:p>
      <text:p text:style-name="P36"/>
      <text:p text:style-name="P44"><text:span text:style-name="T84">Measuring Distance: </text:span>Virtual Cartesian Point</text:p>
      <text:p text:style-name="P43"/>
      <text:p text:style-name="P44"><text:span text:style-name="T84">Measuring Distance: </text:span>Tunneled Mirrored Boundarie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1:05:11.380000000</meta:creation-date>
    <dc:date>2018-07-26T13:02:08.710000000</dc:date>
    <meta:editing-duration>PT3H34M24S</meta:editing-duration>
    <meta:editing-cycles>29</meta:editing-cycles>
    <meta:generator>LibreOffice/6.0.5.2$Windows_X86_64 LibreOffice_project/54c8cbb85f300ac59db32fe8a675ff7683cd5a16</meta:generator>
    <meta:document-statistic meta:table-count="2" meta:image-count="0" meta:object-count="0" meta:page-count="4" meta:paragraph-count="122" meta:word-count="1445" meta:character-count="11498" meta:non-whitespace-character-count="10147"/>
  </office:meta>
</office:document-meta>
</file>